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6.985cm" svg:x="1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1.635cm" svg:y="1.635cm">
          <draw:text-box>
            <text:p>Batch</text:p>
          </draw:text-box>
        </draw:frame>
        <draw:custom-shape draw:style-name="gr3" draw:text-style-name="P1" draw:layer="layout" svg:width="5.08cm" svg:height="4.445cm" svg:x="1.63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4.445cm" svg:x="6.91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846cm" svg:height="0.962cm" svg:x="1.635cm" svg:y="3.213cm">
          <draw:text-box>
            <text:p>Tournament</text:p>
          </draw:text-box>
        </draw:frame>
        <draw:frame draw:style-name="gr2" draw:layer="layout" svg:width="3.846cm" svg:height="0.962cm" svg:x="6.715cm" svg:y="3.213cm">
          <draw:text-box>
            <text:p>Tournament</text:p>
          </draw:text-box>
        </draw:frame>
        <draw:frame draw:style-name="gr2" draw:layer="layout" svg:width="1.035cm" svg:height="0.962cm" svg:x="7.35cm" svg:y="5.42cm">
          <draw:text-box>
            <text:p>...</text:p>
          </draw:text-box>
        </draw:frame>
        <draw:frame draw:style-name="gr2" draw:layer="layout" svg:width="1.035cm" svg:height="0.962cm" svg:x="11.395cm" svg:y="6.08cm">
          <draw:text-box>
            <text:p>...</text:p>
          </draw:text-box>
        </draw:frame>
        <draw:custom-shape draw:style-name="gr4" draw:text-style-name="P1" draw:layer="layout" svg:width="1.905cm" svg:height="1.905cm" svg:x="1.87cm" svg:y="4.175cm">
          <text:p text:style-name="P1">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05cm" svg:height="2.54cm" svg:x="4.175cm" svg:y="4.175cm">
          <text:p text:style-name="P1">Age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rew </meta:initial-creator>
    <meta:creation-date>2012-02-09T17:44:39</meta:creation-date>
    <dc:date>2012-02-09T17:52:46</dc:date>
    <dc:creator>drew </dc:creator>
    <meta:editing-duration>PT00H08M08S</meta:editing-duration>
    <meta:editing-cycles>1</meta:editing-cycles>
    <meta:document-statistic meta:object-count="10"/>
    <meta:generator>OpenOffice.org/3.2$Unix OpenOffice.org_project/320m19$Build-9505</meta:generator>
  </office:meta>
</office:document-meta>
</file>